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1">
      <style:paragraph-properties fo:margin-top="0cm" fo:margin-bottom="0cm" loext:contextual-spacing="false"/>
    </style:style>
    <style:style style:name="P10" style:family="paragraph" style:parent-style-name="Text_20_body" style:list-style-name="L2">
      <style:paragraph-properties fo:margin-top="0cm" fo:margin-bottom="0cm" loext:contextual-spacing="false"/>
    </style:style>
    <style:style style:name="P11" style:family="paragraph" style:parent-style-name="Text_20_body" style:list-style-name="L3">
      <style:paragraph-properties fo:margin-top="0cm" fo:margin-bottom="0cm" loext:contextual-spacing="false"/>
    </style:style>
    <style:style style:name="P12" style:family="paragraph" style:parent-style-name="Text_20_body" style:list-style-name="L5">
      <style:paragraph-properties fo:margin-top="0cm" fo:margin-bottom="0cm" loext:contextual-spacing="false"/>
    </style:style>
    <style:style style:name="P13" style:family="paragraph" style:parent-style-name="Text_20_body" style:list-style-name="L6">
      <style:paragraph-properties fo:margin-top="0cm" fo:margin-bottom="0cm" loext:contextual-spacing="false"/>
    </style:style>
    <style:style style:name="P14" style:family="paragraph" style:parent-style-name="Text_20_body" style:list-style-name="L7">
      <style:paragraph-properties fo:margin-top="0cm" fo:margin-bottom="0cm" loext:contextual-spacing="false"/>
    </style:style>
    <style:style style:name="P15" style:family="paragraph" style:parent-style-name="Text_20_body" style:list-style-name="L8">
      <style:paragraph-properties fo:margin-top="0cm" fo:margin-bottom="0cm" loext:contextual-spacing="false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Мы составили для вас список наших любимых учебников по темам, рассматривавшимся в этом курсе, с короткими комментариями.</text:p>
      <text:h text:style-name="Heading_20_2" text:outline-level="2">Линейная алгебра</text:h>
      <text:p text:style-name="Text_20_body"><text:span text:style-name="Strong_20_Emphasis">Виктор Кантор</text:span>:</text:p>
      <text:list xml:id="list1396983141" text:style-name="L1">
        <text:list-item>
          <text:p text:style-name="P9">Ильин, Ким. <text:span text:style-name="Emphasis">Линейная алгебра и аналитическая геометрия</text:span> (1998) — МГУ.</text:p>
        </text:list-item>
        <text:list-item>
          <text:p text:style-name="P1">Умнов. <text:span text:style-name="Emphasis">Аналитическая геометрия и линейная алгебра</text:span> (2011) — МФТИ.</text:p>
        </text:list-item>
      </text:list>
      <text:p text:style-name="Text_20_body"><text:span text:style-name="Strong_20_Emphasis">Евгений Рябенко</text:span>:</text:p>
      <text:p text:style-name="Text_20_body">Деммель. <text:span text:style-name="Emphasis">Вычислительная линейная алгебра. Теория и приложения</text:span> (2001) — понятный кусок про матричные разложения.</text:p>
      <text:h text:style-name="Heading_20_2" text:outline-level="2">Математический анализ</text:h>
      <text:p text:style-name="Text_20_body"><text:span text:style-name="Strong_20_Emphasis">Виктор Кантор</text:span>:</text:p>
      <text:list xml:id="list3305921056" text:style-name="L2">
        <text:list-item>
          <text:p text:style-name="P10">Ильин, Позняк, <text:span text:style-name="Emphasis">Основы математического анализа</text:span> (2005) — МГУ.</text:p>
        </text:list-item>
        <text:list-item>
          <text:p text:style-name="P10">Тер-Крикоров, Шабунин. <text:span text:style-name="Emphasis">Курс математического анализа</text:span> (2001) — МФТИ, много примеров.</text:p>
        </text:list-item>
        <text:list-item>
          <text:p text:style-name="P2">Иванов. <text:span text:style-name="Emphasis">Лекции по математическому анализу</text:span> (2000) — МФТИ, очень короткое, но полное изложение.</text:p>
        </text:list-item>
      </text:list>
      <text:h text:style-name="Heading_20_2" text:outline-level="2">Методы оптимизации</text:h>
      <text:p text:style-name="Text_20_body"><text:span text:style-name="Strong_20_Emphasis">Евгений Рябенко</text:span>:</text:p>
      <text:list xml:id="list2431417791" text:style-name="L3">
        <text:list-item>
          <text:p text:style-name="P11">Нестеров. <text:span text:style-name="Emphasis">Методы выпуклой оптимизации</text:span> (2010) — математически строгое введение в оптимизацию от живого классика.</text:p>
        </text:list-item>
        <text:list-item>
          <text:p text:style-name="P11">Boyd, Vandenberghe. <text:span text:style-name="Emphasis">Convex Optimization</text:span> (2004) — идеальная книга по классической оптимизации, много интересных постановок задач.</text:p>
        </text:list-item>
        <text:list-item>
          <text:p text:style-name="P3">Schneider, Kirkpatrick. <text:span text:style-name="Emphasis">Stochastic Optimization</text:span> (2006) — стохастическая оптимизация во всём многообразии.</text:p>
        </text:list-item>
      </text:list>
      <text:h text:style-name="Heading_20_2" text:outline-level="2">Теория вероятностей и статистика</text:h>
      <text:p text:style-name="Text_20_body"><text:span text:style-name="Strong_20_Emphasis">Евгений Соколов</text:span>:</text:p>
      <text:list xml:id="list124288668" text:style-name="L4">
        <text:list-item>
          <text:p text:style-name="P4">Dekking, Kraaikamp, Lopuhaa, Meester. <text:span text:style-name="Emphasis">A Modern Introduction to Probability and Statistics, Understanding Why and How</text:span>(2005) — доступная книга, описывающая базовые понятия, теоремы и методы; разбирается очень много примеров, тесно связанных с задачами машинного обучения и анализа данных.</text:p>
        </text:list-item>
      </text:list>
      <text:p text:style-name="Text_20_body"><text:span text:style-name="Strong_20_Emphasis">Виктор Кантор</text:span>:</text:p>
      <text:list xml:id="list150994621" text:style-name="L5">
        <text:list-item>
          <text:p text:style-name="P12">Лагутин. <text:span text:style-name="Emphasis">Наглядная математическая статистика</text:span> (2007) — в основном статистика, но есть и небольшое введение в теорию вероятностей. Стоит читать, кроме глав про классификацию и анализ данных, там изложение не слишком современно.</text:p>
        </text:list-item>
        <text:list-item>
          <text:p text:style-name="P12"><text:soft-page-break/>Чжун, АитСахлиа.<text:span text:style-name="Emphasis"> Элементарный курс теории вероятностей. Стохастические процессы и финансовая математика</text:span>(2007) — очень простое изложение.</text:p>
        </text:list-item>
        <text:list-item>
          <text:p text:style-name="P5">Отличные лекции с мехмата Новосибирского Государственного Университета: <text:a xlink:type="simple" xlink:href="http://www.nsu.ru/mmf/tvims/chernova/tv/tv_nsu07.pdf" office:target-frame-name="_blank" xlink:show="new" text:style-name="Internet_20_link" text:visited-style-name="Visited_20_Internet_20_Link">http://www.nsu.ru/mmf/tvims/chernova/tv/tv_nsu07.pdf</text:a> — теория вероятностей, <text:a xlink:type="simple" xlink:href="http://www.nsu.ru/mmf/tvims/chernova/ms/ms_nsu07.pdf" office:target-frame-name="_blank" xlink:show="new" text:style-name="Internet_20_link" text:visited-style-name="Visited_20_Internet_20_Link">http://www.nsu.ru/mmf/tvims/chernova/ms/ms_nsu07.pdf</text:a> — математическая статистика.</text:p>
        </text:list-item>
      </text:list>
      <text:p text:style-name="Text_20_body"><text:span text:style-name="Strong_20_Emphasis">Евгений Рябенко</text:span>:</text:p>
      <text:list xml:id="list1174670284" text:style-name="L6">
        <text:list-item>
          <text:p text:style-name="P13">Diez, Barr, Çetinkaya-Rundel, Dorazio.<text:span text:style-name="Emphasis"> Advanced High School Statistics</text:span> (2015) — вводная книга, программа соответствует типичному курсу Statistics 101 хорошего западного университета.</text:p>
        </text:list-item>
        <text:list-item>
          <text:p text:style-name="P6">DasGupta. <text:span text:style-name="Emphasis">Probability for Statistics and Machine Learning: Fundamentals and Advanced Topics</text:span> (2011) — для смелого читателя, рассматриваются в том числе достаточно высокоуровневые методы.</text:p>
        </text:list-item>
      </text:list>
      <text:h text:style-name="Heading_20_2" text:outline-level="2">Python</text:h>
      <text:p text:style-name="Text_20_body"><text:span text:style-name="Strong_20_Emphasis">Эмели Драль</text:span>:</text:p>
      <text:list xml:id="list2569441565" text:style-name="L7">
        <text:list-item>
          <text:p text:style-name="P14">Классические руководства по Python: <text:a xlink:type="simple" xlink:href="https://docs.python.org/2/tutorial/" office:target-frame-name="_blank" xlink:show="new" text:style-name="Internet_20_link" text:visited-style-name="Visited_20_Internet_20_Link">https://docs.python.org/2/tutorial/</text:a> (2.7), <text:a xlink:type="simple" xlink:href="https://docs.python.org/3/tutorial/" office:target-frame-name="_blank" xlink:show="new" text:style-name="Internet_20_link" text:visited-style-name="Visited_20_Internet_20_Link">https://docs.python.org/3/tutorial/</text:a> (3.5)</text:p>
        </text:list-item>
        <text:list-item>
          <text:p text:style-name="P14">Reitz. <text:span text:style-name="Emphasis">The Hitchhiker’s Guide to Python</text:span><text:a xlink:type="simple" xlink:href="http://docs.python-guide.org/en/latest/" office:target-frame-name="_blank" xlink:show="new" text:style-name="Internet_20_link" text:visited-style-name="Visited_20_Internet_20_Link"> http://docs.python-guide.org/en/latest/</text:a> — довольно полное руководство, в котором рассматриваются вопросы от установки, работы с виртуальным окружением и работы в различных IDE до основных структур языка с примерами кода.</text:p>
        </text:list-item>
        <text:list-item>
          <text:p text:style-name="P7"><text:span text:style-name="Emphasis">Google python class</text:span> <text:a xlink:type="simple" xlink:href="https://developers.google.com/edu/python/" office:target-frame-name="_blank" xlink:show="new" text:style-name="Internet_20_link" text:visited-style-name="Visited_20_Internet_20_Link">https://developers.google.com/edu/python/</text:a> — небольшой бесплатный онлайн-курс по Python для слушателей с минимальным опытом программирования.</text:p>
        </text:list-item>
      </text:list>
      <text:p text:style-name="Text_20_body">Книги для тех, кому захочется основательно изучить Python:</text:p>
      <text:list xml:id="list1005864256" text:style-name="L8">
        <text:list-item>
          <text:p text:style-name="P15">Lutz. <text:span text:style-name="Emphasis">Learning Python</text:span> (2013) — с этой книги можно начинать изучение, она покрывает все основные структуры языка.</text:p>
        </text:list-item>
        <text:list-item>
          <text:p text:style-name="P8">Lutz. <text:span text:style-name="Emphasis">Python Pocket Reference</text:span> (2015) — подробный справочник.</text:p>
        </text:list-item>
      </text:list>
      <text:p text:style-name="Text_20_body">Обе эти книги переведены на русский.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8T12:05:23.125506857</meta:creation-date>
    <dc:date>2019-07-08T12:06:19.805879784</dc:date>
    <meta:editing-duration>PT1M2S</meta:editing-duration>
    <meta:editing-cycles>1</meta:editing-cycles>
    <meta:document-statistic meta:table-count="0" meta:image-count="0" meta:object-count="0" meta:page-count="2" meta:paragraph-count="37" meta:word-count="385" meta:character-count="3221" meta:non-whitespace-character-count="2870"/>
    <meta:generator>LibreOffice/6.0.7.3$Linux_X86_64 LibreOffice_project/00m0$Build-3</meta:generator>
  </office:meta>
</office:document-meta>
</file>